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40.5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ta1" style:family="table" style:master-page-name="PageStyle_5f_Repor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" style:family="table-cell" style:parent-style-name="Default" style:data-style-name="N3"/>
  </office:automatic-styles>
  <office:body>
    <office:spreadsheet>
      <table:calculation-settings table:case-sensitive="false" table:automatic-find-labels="false" table:use-regular-expressions="false" table:use-wildcards="true"/>
      <table:table table:name="Report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6" table:default-cell-style-name="Default"/>
        <table:table-column table:style-name="co3" table:default-cell-style-name="ce6"/>
        <table:table-column table:style-name="co3" table:default-cell-style-name="ce7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>
            <text:p>Créances hypothécaires selon le lieu du gage</text:p>
          </table:table-cell>
          <table:table-cell table:style-name="ce1"/>
          <table:table-cell table:number-columns-repeated="6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data.snb.ch/fr/topics/banken#!/cube/babilhypisdpua" xlink:type="simple">https://data.snb.ch/fr/topics/banken#!/cube/babilhypisdpua</text:a></text:p>
          </table:table-cell>
          <table:table-cell table:style-name="ce2"/>
          <table:table-cell table:number-columns-repeated="6"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 office:value-type="string" calcext:value-type="string">
            <text:p>Pour une meilleure compréhension des données, il convient de consulter au besoin le tableau correspondant.</text:p>
          </table:table-cell>
          <table:table-cell table:style-name="Default"/>
          <table:table-cell table:number-columns-repeated="6"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 office:value-type="string" calcext:value-type="string">
            <text:p>Cantons suisses</text:p>
          </table:table-cell>
          <table:table-cell table:style-name="Default"/>
          <table:table-cell office:value-type="string" calcext:value-type="string">
            <text:p>2011</text:p>
          </table:table-cell>
          <table:table-cell table:number-columns-repeated="5"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 office:value-type="string" calcext:value-type="string">
            <text:p>En millions de francs</text:p>
          </table:table-cell>
          <table:table-cell table:style-name="Default"/>
          <table:table-cell table:number-columns-repeated="6"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1014"/>
        </table:table-row>
        <table:table-row table:style-name="ro3">
          <table:table-cell table:style-name="ce3" office:value-type="string" calcext:value-type="string">
            <text:p>N° OFS</text:p>
          </table:table-cell>
          <table:table-cell table:style-name="ce3" office:value-type="string" calcext:value-type="string">
            <text:p>Abbréviation</text:p>
          </table:table-cell>
          <table:table-cell table:style-name="ce5" office:value-type="string" calcext:value-type="string">
            <text:p>Canton</text:p>
          </table:table-cell>
          <table:table-cell table:style-name="ce5" office:value-type="string" calcext:value-type="string">
            <text:p>Banques établies en Suisse hors banquiers privés et succursales de banques étrangères</text:p>
          </table:table-cell>
          <table:table-cell table:style-name="ce5" office:value-type="string" calcext:value-type="string">
            <text:p>Banques cantonales</text:p>
          </table:table-cell>
          <table:table-cell table:style-name="ce5" office:value-type="string" calcext:value-type="string">
            <text:p>Grandes banques</text:p>
          </table:table-cell>
          <table:table-cell table:style-name="ce5" office:value-type="string" calcext:value-type="string">
            <text:p>Banques régionales et caisses d’épargne</text:p>
          </table:table-cell>
          <table:table-cell table:style-name="ce5" office:value-type="string" calcext:value-type="string">
            <text:p>Banques Raiffeisen</text:p>
          </table:table-cell>
          <table:table-cell table:style-name="ce5" office:value-type="string" calcext:value-type="string">
            <text:p>Population résidante permanente</text:p>
          </table:table-cell>
          <table:table-cell table:style-name="ce5" office:value-type="string" calcext:value-type="string">
            <text:p>Créances hypotécaires par habitant (en CHF)</text:p>
          </table:table-cell>
          <table:table-cell table:style-name="ce5"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Zurich</text:p>
          </table:table-cell>
          <table:table-cell office:value-type="float" office:value="153136.106" calcext:value-type="float">
            <text:p>153136.106</text:p>
          </table:table-cell>
          <table:table-cell office:value-type="float" office:value="66063.249" calcext:value-type="float">
            <text:p>66063.249</text:p>
          </table:table-cell>
          <table:table-cell office:value-type="float" office:value="53737.414" calcext:value-type="float">
            <text:p>53737.414</text:p>
          </table:table-cell>
          <table:table-cell office:value-type="float" office:value="9757.329" calcext:value-type="float">
            <text:p>9757.329</text:p>
          </table:table-cell>
          <table:table-cell office:value-type="float" office:value="9155.628" calcext:value-type="float">
            <text:p>9155.628</text:p>
          </table:table-cell>
          <table:table-cell office:value-type="float" office:value="1392396" calcext:value-type="float">
            <text:p>1392396</text:p>
          </table:table-cell>
          <table:table-cell table:formula="of:=[.D10]/[.I10]*1000000" office:value-type="float" office:value="109980.282908023" calcext:value-type="float">
            <text:p>109'980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rne</text:p>
          </table:table-cell>
          <table:table-cell office:value-type="float" office:value="86178.974" calcext:value-type="float">
            <text:p>86178.974</text:p>
          </table:table-cell>
          <table:table-cell office:value-type="float" office:value="16366.786" calcext:value-type="float">
            <text:p>16366.786</text:p>
          </table:table-cell>
          <table:table-cell office:value-type="float" office:value="29034.303" calcext:value-type="float">
            <text:p>29034.303</text:p>
          </table:table-cell>
          <table:table-cell office:value-type="float" office:value="21150.486" calcext:value-type="float">
            <text:p>21150.486</text:p>
          </table:table-cell>
          <table:table-cell office:value-type="float" office:value="12133.66" calcext:value-type="float">
            <text:p>12133.66</text:p>
          </table:table-cell>
          <table:table-cell office:value-type="float" office:value="985046" calcext:value-type="float">
            <text:p>985046</text:p>
          </table:table-cell>
          <table:table-cell table:formula="of:=[.D11]/[.I11]*1000000" office:value-type="float" office:value="87487.2584630566" calcext:value-type="float">
            <text:p>87'487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cerne</text:p>
          </table:table-cell>
          <table:table-cell office:value-type="float" office:value="36966.035" calcext:value-type="float">
            <text:p>36966.035</text:p>
          </table:table-cell>
          <table:table-cell office:value-type="float" office:value="16156.864" calcext:value-type="float">
            <text:p>16156.864</text:p>
          </table:table-cell>
          <table:table-cell office:value-type="float" office:value="7571.519" calcext:value-type="float">
            <text:p>7571.519</text:p>
          </table:table-cell>
          <table:table-cell office:value-type="float" office:value="4772.359" calcext:value-type="float">
            <text:p>4772.359</text:p>
          </table:table-cell>
          <table:table-cell office:value-type="float" office:value="6927.013" calcext:value-type="float">
            <text:p>6927.013</text:p>
          </table:table-cell>
          <table:table-cell office:value-type="float" office:value="381966" calcext:value-type="float">
            <text:p>381966</text:p>
          </table:table-cell>
          <table:table-cell table:formula="of:=[.D12]/[.I12]*1000000" office:value-type="float" office:value="96778.3389097459" calcext:value-type="float">
            <text:p>96'778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Uri</text:p>
          </table:table-cell>
          <table:table-cell office:value-type="float" office:value="3174.765" calcext:value-type="float">
            <text:p>3174.765</text:p>
          </table:table-cell>
          <table:table-cell office:value-type="float" office:value="1737.249" calcext:value-type="float">
            <text:p>1737.249</text:p>
          </table:table-cell>
          <table:table-cell office:value-type="float" office:value="495.54" calcext:value-type="float">
            <text:p>495.54</text:p>
          </table:table-cell>
          <table:table-cell office:value-type="float" office:value="20.82" calcext:value-type="float">
            <text:p>20.82</text:p>
          </table:table-cell>
          <table:table-cell office:value-type="float" office:value="890.903" calcext:value-type="float">
            <text:p>890.903</text:p>
          </table:table-cell>
          <table:table-cell office:value-type="float" office:value="35382" calcext:value-type="float">
            <text:p>35382</text:p>
          </table:table-cell>
          <table:table-cell table:formula="of:=[.D13]/[.I13]*1000000" office:value-type="float" office:value="89728.2516533831" calcext:value-type="float">
            <text:p>89'728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Schwyz</text:p>
          </table:table-cell>
          <table:table-cell office:value-type="float" office:value="18716.435" calcext:value-type="float">
            <text:p>18716.435</text:p>
          </table:table-cell>
          <table:table-cell office:value-type="float" office:value="10152.589" calcext:value-type="float">
            <text:p>10152.589</text:p>
          </table:table-cell>
          <table:table-cell office:value-type="float" office:value="3501.863" calcext:value-type="float">
            <text:p>3501.863</text:p>
          </table:table-cell>
          <table:table-cell office:value-type="float" office:value="1245.712" calcext:value-type="float">
            <text:p>1245.712</text:p>
          </table:table-cell>
          <table:table-cell office:value-type="float" office:value="2406.202" calcext:value-type="float">
            <text:p>2406.202</text:p>
          </table:table-cell>
          <table:table-cell office:value-type="float" office:value="147904" calcext:value-type="float">
            <text:p>147904</text:p>
          </table:table-cell>
          <table:table-cell table:formula="of:=[.D14]/[.I14]*1000000" office:value-type="float" office:value="126544.481555604" calcext:value-type="float">
            <text:p>126'544</text:p>
          </table:table-cell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OW</text:p>
          </table:table-cell>
          <table:table-cell office:value-type="string" calcext:value-type="string">
            <text:p>Obwald</text:p>
          </table:table-cell>
          <table:table-cell office:value-type="float" office:value="3749.953" calcext:value-type="float">
            <text:p>3749.953</text:p>
          </table:table-cell>
          <table:table-cell office:value-type="float" office:value="2424.306" calcext:value-type="float">
            <text:p>2424.306</text:p>
          </table:table-cell>
          <table:table-cell office:value-type="float" office:value="444.626" calcext:value-type="float">
            <text:p>444.626</text:p>
          </table:table-cell>
          <table:table-cell office:value-type="float" office:value="139.972" calcext:value-type="float">
            <text:p>139.972</text:p>
          </table:table-cell>
          <table:table-cell office:value-type="float" office:value="690.778" calcext:value-type="float">
            <text:p>690.778</text:p>
          </table:table-cell>
          <table:table-cell office:value-type="float" office:value="35885" calcext:value-type="float">
            <text:p>35885</text:p>
          </table:table-cell>
          <table:table-cell table:formula="of:=[.D15]/[.I15]*1000000" office:value-type="float" office:value="104499.177929497" calcext:value-type="float">
            <text:p>104'499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Nidwald</text:p>
          </table:table-cell>
          <table:table-cell office:value-type="float" office:value="4341.224" calcext:value-type="float">
            <text:p>4341.224</text:p>
          </table:table-cell>
          <table:table-cell office:value-type="float" office:value="2359.018" calcext:value-type="float">
            <text:p>2359.018</text:p>
          </table:table-cell>
          <table:table-cell office:value-type="float" office:value="758.551" calcext:value-type="float">
            <text:p>758.551</text:p>
          </table:table-cell>
          <table:table-cell office:value-type="float" office:value="56.022" calcext:value-type="float">
            <text:p>56.022</text:p>
          </table:table-cell>
          <table:table-cell office:value-type="float" office:value="1044.082" calcext:value-type="float">
            <text:p>1044.082</text:p>
          </table:table-cell>
          <table:table-cell office:value-type="float" office:value="41311" calcext:value-type="float">
            <text:p>41311</text:p>
          </table:table-cell>
          <table:table-cell table:formula="of:=[.D16]/[.I16]*1000000" office:value-type="float" office:value="105086.393454528" calcext:value-type="float">
            <text:p>105'086</text:p>
          </table:table-cell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laris</text:p>
          </table:table-cell>
          <table:table-cell office:value-type="float" office:value="3545.494" calcext:value-type="float">
            <text:p>3545.494</text:p>
          </table:table-cell>
          <table:table-cell office:value-type="float" office:value="1952.828" calcext:value-type="float">
            <text:p>1952.828</text:p>
          </table:table-cell>
          <table:table-cell office:value-type="float" office:value="528.095" calcext:value-type="float">
            <text:p>528.095</text:p>
          </table:table-cell>
          <table:table-cell office:value-type="float" office:value="366.711" calcext:value-type="float">
            <text:p>366.711</text:p>
          </table:table-cell>
          <table:table-cell office:value-type="float" office:value="426.324" calcext:value-type="float">
            <text:p>426.324</text:p>
          </table:table-cell>
          <table:table-cell office:value-type="float" office:value="39217" calcext:value-type="float">
            <text:p>39217</text:p>
          </table:table-cell>
          <table:table-cell table:formula="of:=[.D17]/[.I17]*1000000" office:value-type="float" office:value="90407.0683632098" calcext:value-type="float">
            <text:p>90'407</text:p>
          </table:table-cell>
          <table:table-cell table:number-columns-repeated="101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ZG</text:p>
          </table:table-cell>
          <table:table-cell office:value-type="string" calcext:value-type="string">
            <text:p>Zoug</text:p>
          </table:table-cell>
          <table:table-cell office:value-type="float" office:value="16187.363" calcext:value-type="float">
            <text:p>16187.363</text:p>
          </table:table-cell>
          <table:table-cell office:value-type="float" office:value="8697.622" calcext:value-type="float">
            <text:p>8697.622</text:p>
          </table:table-cell>
          <table:table-cell office:value-type="float" office:value="3752.904" calcext:value-type="float">
            <text:p>3752.904</text:p>
          </table:table-cell>
          <table:table-cell office:value-type="float" office:value="279.866" calcext:value-type="float">
            <text:p>279.866</text:p>
          </table:table-cell>
          <table:table-cell office:value-type="float" office:value="2705.708" calcext:value-type="float">
            <text:p>2705.708</text:p>
          </table:table-cell>
          <table:table-cell office:value-type="float" office:value="115104" calcext:value-type="float">
            <text:p>115104</text:p>
          </table:table-cell>
          <table:table-cell table:formula="of:=[.D18]/[.I18]*1000000" office:value-type="float" office:value="140632.497567417" calcext:value-type="float">
            <text:p>140'632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ibourg</text:p>
          </table:table-cell>
          <table:table-cell office:value-type="float" office:value="25452.09" calcext:value-type="float">
            <text:p>25452.09</text:p>
          </table:table-cell>
          <table:table-cell office:value-type="float" office:value="9107.579" calcext:value-type="float">
            <text:p>9107.579</text:p>
          </table:table-cell>
          <table:table-cell office:value-type="float" office:value="6791.047" calcext:value-type="float">
            <text:p>6791.047</text:p>
          </table:table-cell>
          <table:table-cell office:value-type="float" office:value="1607.915" calcext:value-type="float">
            <text:p>1607.915</text:p>
          </table:table-cell>
          <table:table-cell office:value-type="float" office:value="6447.47" calcext:value-type="float">
            <text:p>6447.47</text:p>
          </table:table-cell>
          <table:table-cell office:value-type="float" office:value="284668" calcext:value-type="float">
            <text:p>284668</text:p>
          </table:table-cell>
          <table:table-cell table:formula="of:=[.D19]/[.I19]*1000000" office:value-type="float" office:value="89409.7334438715" calcext:value-type="float">
            <text:p>89'410</text:p>
          </table:table-cell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leure</text:p>
          </table:table-cell>
          <table:table-cell office:value-type="float" office:value="26926.049" calcext:value-type="float">
            <text:p>26926.049</text:p>
          </table:table-cell>
          <table:table-cell office:value-type="float" office:value="3610.447" calcext:value-type="float">
            <text:p>3610.447</text:p>
          </table:table-cell>
          <table:table-cell office:value-type="float" office:value="6544.602" calcext:value-type="float">
            <text:p>6544.602</text:p>
          </table:table-cell>
          <table:table-cell office:value-type="float" office:value="7080.572" calcext:value-type="float">
            <text:p>7080.572</text:p>
          </table:table-cell>
          <table:table-cell office:value-type="float" office:value="7562.995" calcext:value-type="float">
            <text:p>7562.995</text:p>
          </table:table-cell>
          <table:table-cell office:value-type="float" office:value="256990" calcext:value-type="float">
            <text:p>256990</text:p>
          </table:table-cell>
          <table:table-cell table:formula="of:=[.D20]/[.I20]*1000000" office:value-type="float" office:value="104774.695513444" calcext:value-type="float">
            <text:p>104'775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âle-Ville</text:p>
          </table:table-cell>
          <table:table-cell office:value-type="float" office:value="15636.449" calcext:value-type="float">
            <text:p>15636.449</text:p>
          </table:table-cell>
          <table:table-cell office:value-type="float" office:value="6704.968" calcext:value-type="float">
            <text:p>6704.968</text:p>
          </table:table-cell>
          <table:table-cell office:value-type="float" office:value="4851.975" calcext:value-type="float">
            <text:p>4851.975</text:p>
          </table:table-cell>
          <table:table-cell office:value-type="float" office:value="378.034" calcext:value-type="float">
            <text:p>378.034</text:p>
          </table:table-cell>
          <table:table-cell office:value-type="float" office:value="807.992" calcext:value-type="float">
            <text:p>807.992</text:p>
          </table:table-cell>
          <table:table-cell office:value-type="float" office:value="186255" calcext:value-type="float">
            <text:p>186255</text:p>
          </table:table-cell>
          <table:table-cell table:formula="of:=[.D21]/[.I21]*1000000" office:value-type="float" office:value="83951.8348500712" calcext:value-type="float">
            <text:p>83'952</text:p>
          </table:table-cell>
          <table:table-cell table:number-columns-repeated="101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âle-Campagne</text:p>
          </table:table-cell>
          <table:table-cell office:value-type="float" office:value="31098.345" calcext:value-type="float">
            <text:p>31098.345</text:p>
          </table:table-cell>
          <table:table-cell office:value-type="float" office:value="14426.282" calcext:value-type="float">
            <text:p>14426.282</text:p>
          </table:table-cell>
          <table:table-cell office:value-type="float" office:value="8602.654" calcext:value-type="float">
            <text:p>8602.654</text:p>
          </table:table-cell>
          <table:table-cell office:value-type="float" office:value="1127.941" calcext:value-type="float">
            <text:p>1127.941</text:p>
          </table:table-cell>
          <table:table-cell office:value-type="float" office:value="3283.97" calcext:value-type="float">
            <text:p>3283.97</text:p>
          </table:table-cell>
          <table:table-cell office:value-type="float" office:value="275360" calcext:value-type="float">
            <text:p>275360</text:p>
          </table:table-cell>
          <table:table-cell table:formula="of:=[.D22]/[.I22]*1000000" office:value-type="float" office:value="112937.046048809" calcext:value-type="float">
            <text:p>112'937</text:p>
          </table:table-cell>
          <table:table-cell table:number-columns-repeated="101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chaffhouse</text:p>
          </table:table-cell>
          <table:table-cell office:value-type="float" office:value="7612.326" calcext:value-type="float">
            <text:p>7612.326</text:p>
          </table:table-cell>
          <table:table-cell office:value-type="float" office:value="3126.88" calcext:value-type="float">
            <text:p>3126.88</text:p>
          </table:table-cell>
          <table:table-cell office:value-type="float" office:value="1761.104" calcext:value-type="float">
            <text:p>1761.104</text:p>
          </table:table-cell>
          <table:table-cell office:value-type="float" office:value="1608.222" calcext:value-type="float">
            <text:p>1608.222</text:p>
          </table:table-cell>
          <table:table-cell office:value-type="float" office:value="559.772" calcext:value-type="float">
            <text:p>559.772</text:p>
          </table:table-cell>
          <table:table-cell office:value-type="float" office:value="77139" calcext:value-type="float">
            <text:p>77139</text:p>
          </table:table-cell>
          <table:table-cell table:formula="of:=[.D23]/[.I23]*1000000" office:value-type="float" office:value="98683.2341617081" calcext:value-type="float">
            <text:p>98'683</text:p>
          </table:table-cell>
          <table:table-cell table:number-columns-repeated="101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ppenzell Rh.-E.</text:p>
          </table:table-cell>
          <table:table-cell office:value-type="float" office:value="4852.852" calcext:value-type="float">
            <text:p>4852.852</text:p>
          </table:table-cell>
          <table:table-cell office:value-type="float" office:value="1406.189" calcext:value-type="float">
            <text:p>1406.189</text:p>
          </table:table-cell>
          <table:table-cell office:value-type="float" office:value="1566.791" calcext:value-type="float">
            <text:p>1566.791</text:p>
          </table:table-cell>
          <table:table-cell office:value-type="float" office:value="282.476" calcext:value-type="float">
            <text:p>282.476</text:p>
          </table:table-cell>
          <table:table-cell office:value-type="float" office:value="1416.515" calcext:value-type="float">
            <text:p>1416.515</text:p>
          </table:table-cell>
          <table:table-cell office:value-type="float" office:value="53313" calcext:value-type="float">
            <text:p>53313</text:p>
          </table:table-cell>
          <table:table-cell table:formula="of:=[.D24]/[.I24]*1000000" office:value-type="float" office:value="91025.6785399434" calcext:value-type="float">
            <text:p>91'026</text:p>
          </table:table-cell>
          <table:table-cell table:number-columns-repeated="101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ppenzell Rh.-I.</text:p>
          </table:table-cell>
          <table:table-cell office:value-type="float" office:value="1543.459" calcext:value-type="float">
            <text:p>1543.459</text:p>
          </table:table-cell>
          <table:table-cell office:value-type="float" office:value="1083.123" calcext:value-type="float">
            <text:p>1083.123</text:p>
          </table:table-cell>
          <table:table-cell office:value-type="float" office:value="124.025" calcext:value-type="float">
            <text:p>124.025</text:p>
          </table:table-cell>
          <table:table-cell office:value-type="float" office:value="99.005" calcext:value-type="float">
            <text:p>99.005</text:p>
          </table:table-cell>
          <table:table-cell office:value-type="float" office:value="219.114" calcext:value-type="float">
            <text:p>219.114</text:p>
          </table:table-cell>
          <table:table-cell office:value-type="float" office:value="15743" calcext:value-type="float">
            <text:p>15743</text:p>
          </table:table-cell>
          <table:table-cell table:formula="of:=[.D25]/[.I25]*1000000" office:value-type="float" office:value="98040.9705901035" calcext:value-type="float">
            <text:p>98'041</text:p>
          </table:table-cell>
          <table:table-cell table:number-columns-repeated="101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t-Gall</text:p>
          </table:table-cell>
          <table:table-cell office:value-type="float" office:value="45803.92" calcext:value-type="float">
            <text:p>45803.92</text:p>
          </table:table-cell>
          <table:table-cell office:value-type="float" office:value="15724.064" calcext:value-type="float">
            <text:p>15724.064</text:p>
          </table:table-cell>
          <table:table-cell office:value-type="float" office:value="7641.465" calcext:value-type="float">
            <text:p>7641.465</text:p>
          </table:table-cell>
          <table:table-cell office:value-type="float" office:value="4779.628" calcext:value-type="float">
            <text:p>4779.628</text:p>
          </table:table-cell>
          <table:table-cell office:value-type="float" office:value="14100.29" calcext:value-type="float">
            <text:p>14100.29</text:p>
          </table:table-cell>
          <table:table-cell office:value-type="float" office:value="483156" calcext:value-type="float">
            <text:p>483156</text:p>
          </table:table-cell>
          <table:table-cell table:formula="of:=[.D26]/[.I26]*1000000" office:value-type="float" office:value="94801.5133828412" calcext:value-type="float">
            <text:p>94'802</text:p>
          </table:table-cell>
          <table:table-cell table:number-columns-repeated="101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isons</text:p>
          </table:table-cell>
          <table:table-cell office:value-type="float" office:value="26448.49" calcext:value-type="float">
            <text:p>26448.49</text:p>
          </table:table-cell>
          <table:table-cell office:value-type="float" office:value="12218.486" calcext:value-type="float">
            <text:p>12218.486</text:p>
          </table:table-cell>
          <table:table-cell office:value-type="float" office:value="7773.011" calcext:value-type="float">
            <text:p>7773.011</text:p>
          </table:table-cell>
          <table:table-cell office:value-type="float" office:value="294.617" calcext:value-type="float">
            <text:p>294.617</text:p>
          </table:table-cell>
          <table:table-cell office:value-type="float" office:value="4166.711" calcext:value-type="float">
            <text:p>4166.711</text:p>
          </table:table-cell>
          <table:table-cell office:value-type="float" office:value="193388" calcext:value-type="float">
            <text:p>193388</text:p>
          </table:table-cell>
          <table:table-cell table:formula="of:=[.D27]/[.I27]*1000000" office:value-type="float" office:value="136763.863321406" calcext:value-type="float">
            <text:p>136'764</text:p>
          </table:table-cell>
          <table:table-cell table:number-columns-repeated="101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rgovie</text:p>
          </table:table-cell>
          <table:table-cell office:value-type="float" office:value="69892.865" calcext:value-type="float">
            <text:p>69892.865</text:p>
          </table:table-cell>
          <table:table-cell office:value-type="float" office:value="16732.127" calcext:value-type="float">
            <text:p>16732.127</text:p>
          </table:table-cell>
          <table:table-cell office:value-type="float" office:value="13577.125" calcext:value-type="float">
            <text:p>13577.125</text:p>
          </table:table-cell>
          <table:table-cell office:value-type="float" office:value="21204.188" calcext:value-type="float">
            <text:p>21204.188</text:p>
          </table:table-cell>
          <table:table-cell office:value-type="float" office:value="14348.999" calcext:value-type="float">
            <text:p>14348.999</text:p>
          </table:table-cell>
          <table:table-cell office:value-type="float" office:value="618298" calcext:value-type="float">
            <text:p>618298</text:p>
          </table:table-cell>
          <table:table-cell table:formula="of:=[.D28]/[.I28]*1000000" office:value-type="float" office:value="113040.742489867" calcext:value-type="float">
            <text:p>113'041</text:p>
          </table:table-cell>
          <table:table-cell table:number-columns-repeated="101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hurgovie</text:p>
          </table:table-cell>
          <table:table-cell office:value-type="float" office:value="27619.87" calcext:value-type="float">
            <text:p>27619.87</text:p>
          </table:table-cell>
          <table:table-cell office:value-type="float" office:value="13011.924" calcext:value-type="float">
            <text:p>13011.924</text:p>
          </table:table-cell>
          <table:table-cell office:value-type="float" office:value="4898.911" calcext:value-type="float">
            <text:p>4898.911</text:p>
          </table:table-cell>
          <table:table-cell office:value-type="float" office:value="577.932" calcext:value-type="float">
            <text:p>577.932</text:p>
          </table:table-cell>
          <table:table-cell office:value-type="float" office:value="7948.451" calcext:value-type="float">
            <text:p>7948.451</text:p>
          </table:table-cell>
          <table:table-cell office:value-type="float" office:value="251973" calcext:value-type="float">
            <text:p>251973</text:p>
          </table:table-cell>
          <table:table-cell table:formula="of:=[.D29]/[.I29]*1000000" office:value-type="float" office:value="109614.403130494" calcext:value-type="float">
            <text:p>109'614</text:p>
          </table:table-cell>
          <table:table-cell table:number-columns-repeated="101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essin</text:p>
          </table:table-cell>
          <table:table-cell office:value-type="float" office:value="37539.516" calcext:value-type="float">
            <text:p>37539.516</text:p>
          </table:table-cell>
          <table:table-cell office:value-type="float" office:value="6467.822" calcext:value-type="float">
            <text:p>6467.822</text:p>
          </table:table-cell>
          <table:table-cell office:value-type="float" office:value="12983.003" calcext:value-type="float">
            <text:p>12983.003</text:p>
          </table:table-cell>
          <table:table-cell office:value-type="float" office:value="232.249" calcext:value-type="float">
            <text:p>232.249</text:p>
          </table:table-cell>
          <table:table-cell office:value-type="float" office:value="9009.26" calcext:value-type="float">
            <text:p>9009.26</text:p>
          </table:table-cell>
          <table:table-cell office:value-type="float" office:value="336943" calcext:value-type="float">
            <text:p>336943</text:p>
          </table:table-cell>
          <table:table-cell table:formula="of:=[.D30]/[.I30]*1000000" office:value-type="float" office:value="111412.066729387" calcext:value-type="float">
            <text:p>111'412</text:p>
          </table:table-cell>
          <table:table-cell table:number-columns-repeated="101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Vaud</text:p>
          </table:table-cell>
          <table:table-cell office:value-type="float" office:value="63474.921" calcext:value-type="float">
            <text:p>63474.921</text:p>
          </table:table-cell>
          <table:table-cell office:value-type="float" office:value="23253.962" calcext:value-type="float">
            <text:p>23253.962</text:p>
          </table:table-cell>
          <table:table-cell office:value-type="float" office:value="25881.348" calcext:value-type="float">
            <text:p>25881.348</text:p>
          </table:table-cell>
          <table:table-cell office:value-type="float" office:value="1721.05" calcext:value-type="float">
            <text:p>1721.05</text:p>
          </table:table-cell>
          <table:table-cell office:value-type="float" office:value="7047.997" calcext:value-type="float">
            <text:p>7047.997</text:p>
          </table:table-cell>
          <table:table-cell office:value-type="float" office:value="725944" calcext:value-type="float">
            <text:p>725944</text:p>
          </table:table-cell>
          <table:table-cell table:formula="of:=[.D31]/[.I31]*1000000" office:value-type="float" office:value="87437.7651719692" calcext:value-type="float">
            <text:p>87'438</text:p>
          </table:table-cell>
          <table:table-cell table:number-columns-repeated="101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Valais</text:p>
          </table:table-cell>
          <table:table-cell office:value-type="float" office:value="28332.245" calcext:value-type="float">
            <text:p>28332.245</text:p>
          </table:table-cell>
          <table:table-cell office:value-type="float" office:value="7587.556" calcext:value-type="float">
            <text:p>7587.556</text:p>
          </table:table-cell>
          <table:table-cell office:value-type="float" office:value="9754.975" calcext:value-type="float">
            <text:p>9754.975</text:p>
          </table:table-cell>
          <table:table-cell office:value-type="float" office:value="263.86" calcext:value-type="float">
            <text:p>263.86</text:p>
          </table:table-cell>
          <table:table-cell office:value-type="float" office:value="8956.877" calcext:value-type="float">
            <text:p>8956.877</text:p>
          </table:table-cell>
          <table:table-cell office:value-type="float" office:value="317022" calcext:value-type="float">
            <text:p>317022</text:p>
          </table:table-cell>
          <table:table-cell table:formula="of:=[.D32]/[.I32]*1000000" office:value-type="float" office:value="89369.9648604829" calcext:value-type="float">
            <text:p>89'370</text:p>
          </table:table-cell>
          <table:table-cell table:number-columns-repeated="101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uchâtel</text:p>
          </table:table-cell>
          <table:table-cell office:value-type="float" office:value="12086.734" calcext:value-type="float">
            <text:p>12086.734</text:p>
          </table:table-cell>
          <table:table-cell office:value-type="float" office:value="5534.082" calcext:value-type="float">
            <text:p>5534.082</text:p>
          </table:table-cell>
          <table:table-cell office:value-type="float" office:value="3975.105" calcext:value-type="float">
            <text:p>3975.105</text:p>
          </table:table-cell>
          <table:table-cell office:value-type="float" office:value="169.538" calcext:value-type="float">
            <text:p>169.538</text:p>
          </table:table-cell>
          <table:table-cell office:value-type="float" office:value="1405.005" calcext:value-type="float">
            <text:p>1405.005</text:p>
          </table:table-cell>
          <table:table-cell office:value-type="float" office:value="173183" calcext:value-type="float">
            <text:p>173183</text:p>
          </table:table-cell>
          <table:table-cell table:formula="of:=[.D33]/[.I33]*1000000" office:value-type="float" office:value="69791.6885606555" calcext:value-type="float">
            <text:p>69'792</text:p>
          </table:table-cell>
          <table:table-cell table:number-columns-repeated="101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nève</text:p>
          </table:table-cell>
          <table:table-cell office:value-type="float" office:value="40304.636" calcext:value-type="float">
            <text:p>40304.636</text:p>
          </table:table-cell>
          <table:table-cell office:value-type="float" office:value="8254.088" calcext:value-type="float">
            <text:p>8254.088</text:p>
          </table:table-cell>
          <table:table-cell office:value-type="float" office:value="22533.008" calcext:value-type="float">
            <text:p>22533.008</text:p>
          </table:table-cell>
          <table:table-cell office:value-type="float" office:value="466.635" calcext:value-type="float">
            <text:p>466.635</text:p>
          </table:table-cell>
          <table:table-cell office:value-type="float" office:value="2831.665" calcext:value-type="float">
            <text:p>2831.665</text:p>
          </table:table-cell>
          <table:table-cell office:value-type="float" office:value="460534" calcext:value-type="float">
            <text:p>460534</text:p>
          </table:table-cell>
          <table:table-cell table:formula="of:=[.D34]/[.I34]*1000000" office:value-type="float" office:value="87517.1778848033" calcext:value-type="float">
            <text:p>87'517</text:p>
          </table:table-cell>
          <table:table-cell table:number-columns-repeated="101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ura</text:p>
          </table:table-cell>
          <table:table-cell office:value-type="float" office:value="6052.444" calcext:value-type="float">
            <text:p>6052.444</text:p>
          </table:table-cell>
          <table:table-cell office:value-type="float" office:value="1569.971" calcext:value-type="float">
            <text:p>1569.971</text:p>
          </table:table-cell>
          <table:table-cell office:value-type="float" office:value="1490.04" calcext:value-type="float">
            <text:p>1490.04</text:p>
          </table:table-cell>
          <table:table-cell office:value-type="float" office:value="780.551" calcext:value-type="float">
            <text:p>780.551</text:p>
          </table:table-cell>
          <table:table-cell office:value-type="float" office:value="2033.378" calcext:value-type="float">
            <text:p>2033.378</text:p>
          </table:table-cell>
          <table:table-cell office:value-type="float" office:value="70542" calcext:value-type="float">
            <text:p>70542</text:p>
          </table:table-cell>
          <table:table-cell table:formula="of:=[.D35]/[.I35]*1000000" office:value-type="float" office:value="85799.1551132659" calcext:value-type="float">
            <text:p>85'799</text:p>
          </table:table-cell>
          <table:table-cell table:number-columns-repeated="1014"/>
        </table:table-row>
      </table:table>
      <table:named-expressions/>
      <table:database-ranges>
        <table:database-range table:name="__Anonymous_Sheet_DB__0" table:target-range-address="Report.A10:Report.J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 number:grouping="true"/>
    </number:number-style>
    <number:number-style style:name="N10107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7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8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09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09P0"/>
    </number:number-style>
    <number:number-style style:name="N10110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0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0P0"/>
    </number:number-style>
    <number:date-style style:name="N10111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CH">
      <number:day number:style="long"/>
      <number:text>. </number:text>
      <number:month number:textual="true"/>
    </number:date-style>
    <number:date-style style:name="N10113" number:language="de" number:country="CH">
      <number:month number:textual="true"/>
      <number:text> </number:text>
      <number:year/>
    </number:date-style>
    <number:time-style style:name="N10114" number:language="de" number:country="CH">
      <number:hours/>
      <number:text>:</number:text>
      <number:minutes number:style="long"/>
      <number:text> </number:text>
      <number:am-pm/>
    </number:time-style>
    <number:time-style style:name="N10115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CH">
      <number:number number:decimal-places="0" loext:min-decimal-places="0" number:min-integer-digits="1" number:grouping="true"/>
    </number:number-style>
    <number:number-style style:name="N10117" number:language="de" number:country="CH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number number:decimal-places="0" loext:min-decimal-places="0" number:min-integer-digits="1" number:grouping="true"/>
    </number:number-style>
    <number:number-style style:name="N10118" number:language="de" number:country="C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2" loext:min-decimal-places="2" number:min-integer-digits="1" number:grouping="true"/>
    </number:number-style>
    <number:number-style style:name="N10119" number:language="de" number:country="CH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loext:min-decimal-places="2" number:min-integer-digits="1" number:grouping="true"/>
    </number:number-style>
    <number:number-style style:name="N10120" number:language="de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de" number:country="CH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de" number:country="CH">
      <loext:text> </loext:text>
      <loext:fill-character> </loext:fill-character>
      <number:text>- </number:text>
    </number:number-style>
    <number:text-style style:name="N10121" number:language="de" number:country="CH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CH">
      <loext:text> S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de" number:country="CH">
      <loext:text> S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de" number:country="CH">
      <loext:text> SFr. </loext:text>
      <loext:fill-character> </loext:fill-character>
      <number:text>- </number:text>
    </number:number-style>
    <number:text-style style:name="N10122" number:language="de" number:country="CH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CH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de" number:country="CH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de" number:country="CH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de" number:country="CH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CH">
      <loext:text> S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de" number:country="CH">
      <loext:text> S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de" number:country="CH">
      <loext:text> S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de" number:country="CH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port" style:display-name="PageStyle_Repo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17:06:40</meta:creation-date>
    <meta:initial-creator>SNB</meta:initial-creator>
    <meta:generator>LibreOffice/6.1.5.2$Linux_X86_64 LibreOffice_project/10$Build-2</meta:generator>
    <dc:date>2020-10-14T06:50:11.541485798</dc:date>
    <dc:creator>C K</dc:creator>
    <meta:editing-duration>PT33M51S</meta:editing-duration>
    <meta:editing-cycles>5</meta:editing-cycles>
    <meta:document-statistic meta:table-count="1" meta:cell-count="276" meta:object-count="0"/>
  </office:meta>
</office:document-meta>
</file>